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247cm" style:contextual-spacing="false" fo:line-height="115%"/>
      <style:text-properties fo:font-size="13pt"/>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19c01b" officeooo:paragraph-rsid="0019c01b"/>
    </style:style>
    <style:style style:name="P5" style:family="paragraph" style:parent-style-name="Text_20_body">
      <style:paragraph-properties fo:margin-top="0cm" fo:margin-bottom="0cm" style:contextual-spacing="false"/>
      <style:text-properties officeooo:rsid="001baaf1" officeooo:paragraph-rsid="001baaf1"/>
    </style:style>
    <style:style style:name="P6" style:family="paragraph" style:parent-style-name="Text_20_body">
      <style:paragraph-properties fo:margin-top="0cm" fo:margin-bottom="0cm" style:contextual-spacing="false"/>
      <style:text-properties officeooo:rsid="001d925a" officeooo:paragraph-rsid="001d925a"/>
    </style:style>
    <style:style style:name="P7" style:family="paragraph" style:parent-style-name="Text_20_body">
      <style:paragraph-properties fo:margin-top="0cm" fo:margin-bottom="0cm" style:contextual-spacing="false"/>
      <style:text-properties officeooo:rsid="001f49f8" officeooo:paragraph-rsid="001f49f8"/>
    </style:style>
    <style:style style:name="P8" style:family="paragraph" style:parent-style-name="Text_20_body">
      <style:paragraph-properties fo:margin-top="0cm" fo:margin-bottom="0cm" style:contextual-spacing="false"/>
      <style:text-properties officeooo:rsid="0022227f" officeooo:paragraph-rsid="0022227f"/>
    </style:style>
    <style:style style:name="P9" style:family="paragraph" style:parent-style-name="Text_20_body">
      <style:paragraph-properties fo:margin-top="0cm" fo:margin-bottom="0cm" style:contextual-spacing="false"/>
      <style:text-properties officeooo:rsid="00225f08" officeooo:paragraph-rsid="00225f08"/>
    </style:style>
    <style:style style:name="P10" style:family="paragraph" style:parent-style-name="Text_20_body">
      <style:paragraph-properties fo:margin-top="0cm" fo:margin-bottom="0cm" style:contextual-spacing="false"/>
      <style:text-properties officeooo:rsid="0022a5e6" officeooo:paragraph-rsid="0022a5e6"/>
    </style:style>
    <style:style style:name="P11" style:family="paragraph" style:parent-style-name="Text_20_body">
      <style:paragraph-properties fo:margin-top="0cm" fo:margin-bottom="0cm" style:contextual-spacing="false"/>
      <style:text-properties officeooo:rsid="002499a9" officeooo:paragraph-rsid="002499a9"/>
    </style:style>
    <style:style style:name="P12" style:family="paragraph" style:parent-style-name="Text_20_body">
      <style:paragraph-properties fo:margin-top="0cm" fo:margin-bottom="0cm" style:contextual-spacing="false"/>
      <style:text-properties officeooo:rsid="0024a3d4" officeooo:paragraph-rsid="0024a3d4"/>
    </style:style>
    <style:style style:name="P13" style:family="paragraph" style:parent-style-name="Text_20_body">
      <style:paragraph-properties fo:margin-top="0cm" fo:margin-bottom="0cm" style:contextual-spacing="false"/>
      <style:text-properties officeooo:rsid="0025f24c" officeooo:paragraph-rsid="0025f24c"/>
    </style:style>
    <style:style style:name="P14" style:family="paragraph" style:parent-style-name="Text_20_body">
      <style:paragraph-properties fo:margin-top="0cm" fo:margin-bottom="0cm" style:contextual-spacing="false"/>
      <style:text-properties officeooo:rsid="00268bb5" officeooo:paragraph-rsid="00268bb5"/>
    </style:style>
    <style:style style:name="P15" style:family="paragraph" style:parent-style-name="Text_20_body">
      <style:paragraph-properties fo:margin-top="0cm" fo:margin-bottom="0cm" style:contextual-spacing="false"/>
      <style:text-properties officeooo:rsid="002696eb" officeooo:paragraph-rsid="002696eb"/>
    </style:style>
    <style:style style:name="P16" style:family="paragraph" style:parent-style-name="Text_20_body">
      <style:paragraph-properties fo:margin-top="0cm" fo:margin-bottom="0cm" style:contextual-spacing="false"/>
      <style:text-properties officeooo:rsid="00272c2b" officeooo:paragraph-rsid="00272c2b"/>
    </style:style>
    <style:style style:name="P17" style:family="paragraph" style:parent-style-name="Text_20_body">
      <style:paragraph-properties fo:margin-top="0cm" fo:margin-bottom="0cm" style:contextual-spacing="false"/>
      <style:text-properties officeooo:rsid="002950c8" officeooo:paragraph-rsid="002950c8"/>
    </style:style>
    <style:style style:name="P18" style:family="paragraph" style:parent-style-name="Text_20_body">
      <style:paragraph-properties fo:margin-top="0cm" fo:margin-bottom="0cm" style:contextual-spacing="false"/>
      <style:text-properties officeooo:rsid="002d114e" officeooo:paragraph-rsid="002d114e"/>
    </style:style>
    <style:style style:name="P19" style:family="paragraph" style:parent-style-name="Text_20_body">
      <style:paragraph-properties fo:margin-top="0cm" fo:margin-bottom="0cm" style:contextual-spacing="false"/>
      <style:text-properties officeooo:rsid="003325ec" officeooo:paragraph-rsid="003325ec"/>
    </style:style>
    <style:style style:name="P20" style:family="paragraph" style:parent-style-name="Text_20_body">
      <style:paragraph-properties fo:margin-top="0cm" fo:margin-bottom="0cm" style:contextual-spacing="false"/>
      <style:text-properties officeooo:rsid="0034fbf4" officeooo:paragraph-rsid="0034fbf4"/>
    </style:style>
    <style:style style:name="P21" style:family="paragraph" style:parent-style-name="Text_20_body">
      <style:paragraph-properties fo:margin-top="0cm" fo:margin-bottom="0cm" style:contextual-spacing="false"/>
      <style:text-properties officeooo:rsid="00363f9e" officeooo:paragraph-rsid="00363f9e"/>
    </style:style>
    <style:style style:name="P22" style:family="paragraph" style:parent-style-name="Text_20_body">
      <style:paragraph-properties fo:margin-top="0cm" fo:margin-bottom="0cm" style:contextual-spacing="false"/>
      <style:text-properties officeooo:rsid="003755a3" officeooo:paragraph-rsid="003755a3"/>
    </style:style>
    <style:style style:name="P23" style:family="paragraph" style:parent-style-name="Text_20_body">
      <style:paragraph-properties fo:margin-top="0cm" fo:margin-bottom="0cm" style:contextual-spacing="false"/>
      <style:text-properties officeooo:rsid="003843cf" officeooo:paragraph-rsid="003843cf"/>
    </style:style>
    <style:style style:name="P24" style:family="paragraph" style:parent-style-name="Text_20_body">
      <style:paragraph-properties fo:margin-top="0cm" fo:margin-bottom="0cm" style:contextual-spacing="false"/>
      <style:text-properties officeooo:rsid="003a152f" officeooo:paragraph-rsid="003a152f"/>
    </style:style>
    <style:style style:name="P25" style:family="paragraph" style:parent-style-name="Text_20_body">
      <style:paragraph-properties fo:margin-top="0cm" fo:margin-bottom="0cm" style:contextual-spacing="false"/>
      <style:text-properties officeooo:rsid="003b45bd" officeooo:paragraph-rsid="003b45bd"/>
    </style:style>
    <style:style style:name="P26" style:family="paragraph" style:parent-style-name="Text_20_body">
      <style:paragraph-properties fo:margin-top="0cm" fo:margin-bottom="0cm" style:contextual-spacing="false"/>
      <style:text-properties officeooo:rsid="003d3d63" officeooo:paragraph-rsid="003d3d63"/>
    </style:style>
    <style:style style:name="P27" style:family="paragraph" style:parent-style-name="Text_20_body">
      <style:paragraph-properties fo:margin-top="0cm" fo:margin-bottom="0cm" style:contextual-spacing="false"/>
      <style:text-properties officeooo:rsid="003ea425" officeooo:paragraph-rsid="003ea425"/>
    </style:style>
    <style:style style:name="P28" style:family="paragraph" style:parent-style-name="Text_20_body">
      <style:paragraph-properties fo:margin-top="0cm" fo:margin-bottom="0cm" style:contextual-spacing="false"/>
      <style:text-properties officeooo:rsid="00402f30" officeooo:paragraph-rsid="00402f30"/>
    </style:style>
    <style:style style:name="P29" style:family="paragraph" style:parent-style-name="Text_20_body">
      <style:paragraph-properties fo:margin-top="0cm" fo:margin-bottom="0cm" style:contextual-spacing="false"/>
      <style:text-properties officeooo:rsid="00427afb" officeooo:paragraph-rsid="00427afb"/>
    </style:style>
    <style:style style:name="P30" style:family="paragraph" style:parent-style-name="Text_20_body">
      <style:paragraph-properties fo:margin-top="0cm" fo:margin-bottom="0cm" style:contextual-spacing="false"/>
      <style:text-properties officeooo:rsid="00443d74" officeooo:paragraph-rsid="00443d74"/>
    </style:style>
    <style:style style:name="P31" style:family="paragraph" style:parent-style-name="Text_20_body">
      <style:paragraph-properties fo:margin-top="0cm" fo:margin-bottom="0cm" style:contextual-spacing="false"/>
      <style:text-properties officeooo:rsid="0045c717" officeooo:paragraph-rsid="0045c717"/>
    </style:style>
    <style:style style:name="P32" style:family="paragraph" style:parent-style-name="Text_20_body">
      <style:paragraph-properties fo:margin-top="0cm" fo:margin-bottom="0cm" style:contextual-spacing="false"/>
      <style:text-properties officeooo:rsid="004715c7" officeooo:paragraph-rsid="004715c7"/>
    </style:style>
    <style:style style:name="P33" style:family="paragraph" style:parent-style-name="Text_20_body" style:list-style-name="L1">
      <style:text-properties officeooo:paragraph-rsid="0018b004"/>
    </style:style>
    <style:style style:name="P34" style:family="paragraph" style:parent-style-name="Text_20_body">
      <style:text-properties officeooo:rsid="0047696c" officeooo:paragraph-rsid="0047696c"/>
    </style:style>
    <style:style style:name="P35" style:family="paragraph" style:parent-style-name="Text_20_body">
      <style:text-properties officeooo:paragraph-rsid="0018b004"/>
    </style:style>
    <style:style style:name="P36" style:family="paragraph" style:parent-style-name="Heading_20_2">
      <style:paragraph-properties fo:margin-top="0cm" fo:margin-bottom="0.247cm" style:contextual-spacing="false" fo:line-height="115%"/>
      <style:text-properties style:font-name="Calibri3" fo:font-size="13pt"/>
    </style:style>
    <style:style style:name="P37" style:family="paragraph" style:parent-style-name="Text_20_body" style:list-style-name="L2">
      <style:paragraph-properties fo:margin-top="0cm" fo:margin-bottom="0cm" style:contextual-spacing="false"/>
    </style:style>
    <style:style style:name="P38" style:family="paragraph" style:parent-style-name="Text_20_body" style:list-style-name="L2"/>
    <style:style style:name="T1" style:family="text">
      <style:text-properties officeooo:rsid="001f95f4"/>
    </style:style>
    <style:style style:name="T2" style:family="text">
      <style:text-properties officeooo:rsid="002166c6"/>
    </style:style>
    <style:style style:name="T3" style:family="text">
      <style:text-properties officeooo:rsid="001f49f8"/>
    </style:style>
    <style:style style:name="T4" style:family="text">
      <style:text-properties officeooo:rsid="0049301f"/>
    </style:style>
    <style:style style:name="T5" style:family="text">
      <style:text-properties officeooo:rsid="00285144"/>
    </style:style>
    <style:style style:name="T6" style:family="text">
      <style:text-properties officeooo:rsid="002e3bf9"/>
    </style:style>
    <style:style style:name="T7" style:family="text">
      <style:text-properties officeooo:rsid="00312f90"/>
    </style:style>
    <style:style style:name="T8" style:family="text">
      <style:text-properties officeooo:rsid="0033b57c"/>
    </style:style>
    <style:style style:name="T9" style:family="text">
      <style:text-properties officeooo:rsid="0038ac66"/>
    </style:style>
    <style:style style:name="T10" style:family="text">
      <style:text-properties officeooo:rsid="0041139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tumblr.com/kinktober-2025" text:style-name="Internet_20_link" text:visited-style-name="Visited_20_Internet_20_Link">https://www.tumblr.com/kinktober-2025</text:a></text:h>
      <text:h text:style-name="P1" text:outline-level="1"/>
      <text:h text:style-name="P1" text:outline-level="1">Prompts</text:h>
      <text:list text:style-name="L1">
        <text:list-item>
          <text:p text:style-name="P2">Masturbation – Orgasm Control – Incest</text:p>
        </text:list-item>
      </text:list>
      <text:p text:style-name="P3"/>
      <text:p text:style-name="P4">Un jeune adulte et sa mère dorment ensemble pour la 1è fois depuis longtemps. Découvrant leur attirance l’un pour l’autre, ils couchent ensemble, mais le jeune tente de retenir son orgasme pour éviter d’engrosser sa mère. Elle finit cependant par le faire jouir en le branlant une fois son orgasme à elle atteint.</text:p>
      <text:p text:style-name="P3"/>
      <text:list text:continue-numbering="true" text:style-name="L1">
        <text:list-item>
          <text:p text:style-name="P2">Coming Untouched – Ageplay – Kidnapping</text:p>
        </text:list-item>
      </text:list>
      <text:p text:style-name="P3"/>
      <text:p text:style-name="P5">Une jeune fille de 18 ans fugue de chez elle pour la ville voisine. Elle fait du stop et est prise par un routier qui accepte de la prendre à condition qu’elle se branle sur le capot de son camion, <text:span text:style-name="T1">tout en jouant </text:span><text:span text:style-name="T2">le</text:span><text:span text:style-name="T1"> rôle </text:span><text:span text:style-name="T2">d’une fille</text:span><text:span text:style-name="T1"> plus jeune</text:span>. Elle accepte, tandis que le routier se contente de la regarder, parvenant à jouir sans avoir même à se touche.</text:p>
      <text:p text:style-name="P3"/>
      <text:list text:continue-numbering="true" text:style-name="L1">
        <text:list-item>
          <text:p text:style-name="P2">Threesome – Nipple Clamps – Alien Abduction</text:p>
        </text:list-item>
      </text:list>
      <text:p text:style-name="P3"/>
      <text:p text:style-name="P6">Une fermière seule est enlevée par des aliens en même temps que les bœufs dont elle avait la charge. Croyant qu’ils s’agissaient de la même espèce (vu qu’elle portait des vêtements de la même couleur que ses bœufs), <text:span text:style-name="T3">les aliens</text:span> décident d’étudier leur accouplement. <text:span text:style-name="T4">(La zoophilie pourrait me bannir, on va la faire s’accoupler avec des aliens)</text:span></text:p>
      <text:p text:style-name="P3"/>
      <text:list text:continue-numbering="true" text:style-name="L1">
        <text:list-item>
          <text:p text:style-name="P2">Voyeurism – Sounding – Hypnosis</text:p>
        </text:list-item>
      </text:list>
      <text:p text:style-name="P3"/>
      <text:p text:style-name="P7">Une jeune femme suspecte son époux de la tromper. Parvenant à suivre sa trace jusqu’à la maison d’une collègue, ses peurs se confirment lorsqu’elle les surprend en pleine séance d’hypnotisme. Hypnotisée à son tour, elle rejoint malgré elle la séance et participe au sounding de son homme tandis que la collègue les observe depuis des caméras de surveillance.</text:p>
      <text:p text:style-name="P3"/>
      <text:list text:continue-numbering="true" text:style-name="L1">
        <text:list-item>
          <text:p text:style-name="P2">Finger Sucking – Wax Play – Dacryphilia</text:p>
        </text:list-item>
      </text:list>
      <text:p text:style-name="P3"/>
      <text:p text:style-name="P8">Un couple d’amateurs de SM s’adonnent à une séance de bondage. Sa femme attachée, l’homme verse des goutts de cire d’une bougie allumée sur son corps pour la faire pleurer de douleur, tout en la faisant sucer ses doigts.</text:p>
      <text:p text:style-name="P3"/>
      <text:p text:style-name="P3"/>
      <text:list text:continue-numbering="true" text:style-name="L1">
        <text:list-item>
          <text:p text:style-name="P2"><text:soft-page-break/>Outdoor Sex – Humiliation – Intoxication</text:p>
        </text:list-item>
      </text:list>
      <text:p text:style-name="P3"/>
      <text:p text:style-name="P9">Après une soirée arrosée, un couple de jeunes baise en dehors de la maison où se tient la fête. Cependant, ils sont suivis par d’autres jeunes qui commentent sur leur performance..</text:p>
      <text:p text:style-name="P3"/>
      <text:list text:continue-numbering="true" text:style-name="L1">
        <text:list-item>
          <text:p text:style-name="P2">Blindfolds – Chastity – Bloodplay</text:p>
        </text:list-item>
      </text:list>
      <text:p text:style-name="P3"/>
      <text:p text:style-name="P10">Une jeune femme décide de baiser avec un bandeau. Son partenaire accepte, et découvre peu après qu’elle est toujours vierge, malgré ses grands airs et sa prétendue expérience avec les hommes. Il décide alors de la taquiner sur le sujet, étalant le sang de son hymen sur son corps avec l’aide de sa bite.</text:p>
      <text:p text:style-name="P3"/>
      <text:list text:continue-numbering="true" text:style-name="L1">
        <text:list-item>
          <text:p text:style-name="P2">Webcam – Figging – Cages</text:p>
        </text:list-item>
      </text:list>
      <text:p text:style-name="P3"/>
      <text:p text:style-name="P11">Une séance SM en ligne où une dominatrix maltraite un homme dans une cage, en le forçant à porter une ceinture de chasteté tout en lui enfonçant un morceau de gingembre pelé dans le cul pour lui faire sentir les brûlures.</text:p>
      <text:p text:style-name="P3"/>
      <text:list text:continue-numbering="true" text:style-name="L1">
        <text:list-item>
          <text:p text:style-name="P2">Exhibitionism – Shibari – Tentacles</text:p>
        </text:list-item>
      </text:list>
      <text:p text:style-name="P3"/>
      <text:p text:style-name="P12">Dans un parc aquatique adulte dans un monde fictif, de jeunes prestidigitatrices se mettent en spectacle dans une scène d’accouplement avec des poulpes géants. Complètement nues à l’exception de cordes les ligotant, elles montrent leur confiance en le pacifisme des bêtes tandis que leur corps est à la vue de tous.</text:p>
      <text:p text:style-name="P3"/>
      <text:list text:continue-numbering="true" text:style-name="L1">
        <text:list-item>
          <text:p text:style-name="P2">Oral Sex – Punishment – Consensual Non-Consent</text:p>
        </text:list-item>
      </text:list>
      <text:p text:style-name="P3"/>
      <text:p text:style-name="P13">Une jeune femme court dans les bois près de chez elle, fuyant un homme qui la poursuit. Il parvient à la rattraper puis la forcer à le sucer, avant qu’elle ne jouisse à son tour, révélant au lecteur que ce n’était que des rôles que le couple jouait.</text:p>
      <text:p text:style-name="P3"/>
      <text:list text:continue-numbering="true" text:style-name="L1">
        <text:list-item>
          <text:p text:style-name="P2">Come Licking – Handcuffs – Somnophilia</text:p>
        </text:list-item>
      </text:list>
      <text:p text:style-name="P3"/>
      <text:p text:style-name="P13">Un homme vit avec une coloc dans un appartement. La trouvant attirante, il décide d’attendre qu’elle s’endorme pour se branler sur son corps, prenant du plaisir à avoir l’emprise sur elle dans un état vulnérable, allant jusqu’à la menotter à son lit pour plus d’immersion. Après l’acte, il s’essuie dans sa bouche, réussissant à la faire lécher quelques gouttes avant d’effacer ses traces.</text:p>
      <text:p text:style-name="P3"/>
      <text:p text:style-name="P3"/>
      <text:list text:continue-numbering="true" text:style-name="L1">
        <text:list-item>
          <text:p text:style-name="P2"><text:soft-page-break/>Sex Work – Kneeling – Sissification</text:p>
        </text:list-item>
      </text:list>
      <text:p text:style-name="P3"/>
      <text:p text:style-name="P14">Une pute reçoit un client plus chétif et efféminé que d’habitude. Il se trouve qu’il aime se travestir et jouer le rôle d’une femme. Elle le force donc à la satisfaire et le mettant à genoux pour qu’il lui lèche la chatte.</text:p>
      <text:p text:style-name="P3"/>
      <text:list text:continue-numbering="true" text:style-name="L1">
        <text:list-item>
          <text:p text:style-name="P2">Dildos – Dom Bottom/Sub Top – Medical Play</text:p>
        </text:list-item>
      </text:list>
      <text:p text:style-name="P3"/>
      <text:p text:style-name="P15">Une « infirmière » rejoint la chambre d’un patient pour étudier ses problèmes de digestion. Sa méthode de guérison préférée consiste à l’enculer avec un dildo pour lui réarranger les intestins. Mais pas question qu’elle fasse le moindre effort ; allongé sur le lit, c’est à lui de prendre son médicament en rebondissant sur le dildo tandis qu’il obéit au moindre ordre de sa soigneuse.</text:p>
      <text:p text:style-name="P3"/>
      <text:list text:continue-numbering="true" text:style-name="L1">
        <text:list-item>
          <text:p text:style-name="P2">Omegaverse – Possessive Sex – Choking/Gagging</text:p>
        </text:list-item>
      </text:list>
      <text:p text:style-name="P3"/>
      <text:p text:style-name="P16">Un jeune finit de nettoyer le salon lorsque sa compagne arrive, une louve-garou, l’alpha de sa meute, ayant déclaré que l’homme serait son compagnon <text:span text:style-name="T5">après une rude compétition avec les autres louves</text:span>. Epuisée par sa journée, sa libido n’a fait que se décupler, qu’elle dépense sur son nouveau jouet humain.</text:p>
      <text:p text:style-name="P3"/>
      <text:list text:continue-numbering="true" text:style-name="L1">
        <text:list-item>
          <text:p text:style-name="P2">Semi-Public – Object Insertion – Sex Pollen</text:p>
        </text:list-item>
      </text:list>
      <text:p text:style-name="P3"/>
      <text:p text:style-name="P17">Un jeune homme fan de sounding se retrouve dans une exposition botanique. Sa libido reprenant le dessus, il trouve une plante avec un pistil assez solide pour l’insérer dans sa bite, prenant garde à ce que personne ne le voit.</text:p>
      <text:p text:style-name="P3"/>
      <text:list text:continue-numbering="true" text:style-name="L1">
        <text:list-item>
          <text:p text:style-name="P2">Remote Control – High Protocol – Fire Play</text:p>
        </text:list-item>
      </text:list>
      <text:p text:style-name="P3"/>
      <text:p text:style-name="P18">Une unité d’extraction minière a été envoyé dans le cœur d’un volcan pour y extraire un minerai extrêmement rare, protégé par une bête dont les flammes et l’agressivité ont contraint la fermeture de la mine. <text:span text:style-name="T6">Guidé à distance par micro, </text:span><text:span text:style-name="T7">u</text:span>n soldat avec une combinaison expérimentale résistante au feu a été envoyé pour extraire le minerai, mais se fait capturer par la bête, qui se révélait être en chaleur et cherchait un mâle pour s’accoupler.</text:p>
      <text:p text:style-name="P3"/>
      <text:list text:continue-numbering="true" text:style-name="L1">
        <text:list-item>
          <text:p text:style-name="P2">Messy Sex – Service Kink – Anal Hooks</text:p>
        </text:list-item>
      </text:list>
      <text:p text:style-name="P3"/>
      <text:p text:style-name="P19">Un vieil homme d’affaire se rend à sa maison close favorie, où l’attend une serveuse prête pour sa séance hebdomadaire de SM <text:span text:style-name="T8">pour le masser, lui insérer un crochet anal, et le </text:span><text:soft-page-break/><text:span text:style-name="T8">branler pour étaler son sperme sur le reste de son corps.</text:span></text:p>
      <text:p text:style-name="P3"/>
      <text:list text:continue-numbering="true" text:style-name="L1">
        <text:list-item>
          <text:p text:style-name="P2">Size Queen – Dom/Sub – Genital Torture</text:p>
        </text:list-item>
      </text:list>
      <text:p text:style-name="P3"/>
      <text:p text:style-name="P20">Dans un monde de fantasy, un groupe de mercenaires fête leur victoire à la guilde du coin, quand l’un d’eux attire l’attention d’un groupe d’orcs femelles, dont une l’emportant avec lui dans sa chambre pour la nuit. Le sexe est brutal, mais il parvient à tenir bon, et elle le récompense en le prenant dans ses bras pour s’endormir.</text:p>
      <text:p text:style-name="P3"/>
      <text:list text:continue-numbering="true" text:style-name="L1">
        <text:list-item>
          <text:p text:style-name="P2">Creampie – Sensory Deprivation – Electricity</text:p>
        </text:list-item>
      </text:list>
      <text:p text:style-name="P3"/>
      <text:p text:style-name="P21">Une chasseuse de prime s’aventure dans les Montagnes Foudroyantes à la recherche d’une bête capable de manipuler la foudre. Bien décidée à l’étudier, sa mission tourne au vinaigre quand l’un d’entre elles cherche à s’accoupler avec elle. Elle saute cependant sur l’occasion pour étudier leur processus d’accouplement, et pourquoi pas d’avoir du bon temps en chemin.</text:p>
      <text:p text:style-name="P21"/>
      <text:list text:continue-numbering="true" text:style-name="L1">
        <text:list-item>
          <text:p text:style-name="P2">Mirror Sex – Golden Shower – Dubcon</text:p>
        </text:list-item>
      </text:list>
      <text:p text:style-name="P3"/>
      <text:p text:style-name="P22">Une jeune femme participe à des rituels sataniques depuis un moment pour invoquer Bloody Mary depuis un miroir, mais échoue et invoque une copie malfaisante de son propre reflet, cherchant à prendre sa place dans le monde réel et l’enfermer dans un miroir. Toutes deux parviennent alors à un compromis; l’humaine restera dans le monde réel, à condition que le démon puisse sortir de temps en temps, et que toutes deux participent à une séance régulière d’urination. Bien que réticente, l’humaine accepte si elle ne veut pas rester prisonnière du miroir.</text:p>
      <text:p text:style-name="P3"/>
      <text:list text:continue-numbering="true" text:style-name="L1">
        <text:list-item>
          <text:p text:style-name="P2">Rimming – Forced Orgasm – Monsterfucking</text:p>
        </text:list-item>
      </text:list>
      <text:p text:style-name="P3"/>
      <text:p text:style-name="P23">Un homme part seul dans les montagnes pour vaincre un monstre terrorisant son village, en dépit de son incompétence au combat. Le monstre cependant trouve un intérêt chez ce jeune garçon un peu soumis, qu’elle décide de garder comme jouet sexuel, <text:span text:style-name="T9">le faisant jouir de force à coup d’anulingus.</text:span></text:p>
      <text:p text:style-name="P3"/>
      <text:list text:continue-numbering="true" text:style-name="L1">
        <text:list-item>
          <text:p text:style-name="P2">Quiet Sex – Crawling – Gunplay</text:p>
        </text:list-item>
      </text:list>
      <text:p text:style-name="P3"/>
      <text:p text:style-name="P24">Alors que l’invasion alien prend de l’ampleur, une jeune soldate se fait prendre en embuscade par une larve géante cherchant à s’accoupler avec elle. Étant incapable d’utiliser son arme sans attirer l’attention des aliens rôdant dans les parages, elle doit subir son sort dans le silence, et laisser la créature pondre ses œufs en elle.</text:p>
      <text:p text:style-name="P3"><text:soft-page-break/></text:p>
      <text:list text:continue-numbering="true" text:style-name="L1">
        <text:list-item>
          <text:p text:style-name="P2">Biting – Praise Kink – Enemas</text:p>
        </text:list-item>
      </text:list>
      <text:p text:style-name="P3"/>
      <text:p text:style-name="P25">Après une dure journée de travail, un homme rentre chez lui pour se détendre. Sa femme le berce dans ses bras et le félicite de ses efforts, tandis qu’elle utilise une poire à lavement pour lui enfoncer du lubrifiant dans le cul avant de l’enculer.</text:p>
      <text:p text:style-name="P3"/>
      <text:list text:continue-numbering="true" text:style-name="L1">
        <text:list-item>
          <text:p text:style-name="P2">Anal Sex – Gags – Noncon</text:p>
        </text:list-item>
      </text:list>
      <text:p text:style-name="P3"/>
      <text:p text:style-name="P26">Séance BDSM, où un couple expérimente l’anal pour la 1è fois. La femme refuse car elle n’aime pas ça, mais l’homme, profitant de son rôle de dom et du fait que sa femme est baillonnée, décide de tenter l’expérience.</text:p>
      <text:p text:style-name="P3"/>
      <text:list text:continue-numbering="true" text:style-name="L1">
        <text:list-item>
          <text:p text:style-name="P2">Double Penetration – Impact Play – Pillory/Stocks</text:p>
        </text:list-item>
      </text:list>
      <text:p text:style-name="P3"/>
      <text:p text:style-name="P27">Ferme d’élevage où des femmes s’accouplent avec du bétail, attachées dans des piloris tandis que les animaux ravagent leurs vagins.</text:p>
      <text:p text:style-name="P3"/>
      <text:list text:continue-numbering="true" text:style-name="L1">
        <text:list-item>
          <text:p text:style-name="P2">Lingerie – Cuckolding – Sex Robot</text:p>
        </text:list-item>
      </text:list>
      <text:p text:style-name="P3"/>
      <text:p text:style-name="P28">Dans un monde futuriste où des robots androïdes servent l’homme depuis des années, une femme suspecte son homme d’adultère. Elle fut alors surprise de constater qu’il la trompe bel et bien… Avec leur propre androide de ménage, modifiée à son insu pour pouvoir le servir de manière sexuelle. Elle les observe depuis la salle voisine, surprise de découvrir en elle-<text:span text:style-name="T10">même</text:span> son fétiche pour la tromperie.</text:p>
      <text:p text:style-name="P3"/>
      <text:list text:continue-numbering="true" text:style-name="L1">
        <text:list-item>
          <text:p text:style-name="P2">Hair Pulling – Animal Play – Gangbang</text:p>
        </text:list-item>
      </text:list>
      <text:p text:style-name="P3"/>
      <text:p text:style-name="P29">Une jeune zoologue étudie la vie en communauté des animaux, utilisant souvent des déguisements pour tromper leur vigilance. Ses méthodes lui valent des moqueries de ses pairs, mais elle aura des résultats un jour, et rira bien qui rira le dernier! Essayant sa technique avec une meute de loups, il se trouve que son plan marche même un peu trop bien, les loups ayant pris assez d’intérêt pour elle pour la considérer comme une femelle à engrosser. Ne voulant pas craindre leur violence si elle échoue dans son rôle, elle garde la façade tant qu’elle le peut jusqu’à la fin.</text:p>
      <text:p text:style-name="P3"/>
      <text:p text:style-name="P3"/>
      <text:p text:style-name="P3"/>
      <text:p text:style-name="P3"/>
      <text:p text:style-name="P3"/>
      <text:list text:continue-numbering="true" text:style-name="L1">
        <text:list-item>
          <text:p text:style-name="P2"><text:soft-page-break/>Multiple Orgasms – S&amp;M – Needle Play</text:p>
        </text:list-item>
      </text:list>
      <text:p text:style-name="P3"/>
      <text:p text:style-name="P30">Une fan d’acupuncture qui teste une nouvelle technique d’orgasme sur son partenaire, consistant à planter des aiguilles dans ses zones érogènes pour solliciter du plaisir (et surtout de la douleur).</text:p>
      <text:p text:style-name="P3"/>
      <text:list text:continue-numbering="true" text:style-name="L1">
        <text:list-item>
          <text:p text:style-name="P2">Body Worship – Omorashi – Full-Body Bondage</text:p>
        </text:list-item>
      </text:list>
      <text:p text:style-name="P3"/>
      <text:p text:style-name="P31">Une séance de bondage léger tourne au vinaigre lorsque le dominé pisse sur sa dominatrix pendant qu’il se frottait à elle, ne pouvant plus se retenir. Celle-ci, loin de se faire décourager, décide d’en faire de même.</text:p>
      <text:p text:style-name="P3"/>
      <text:list text:continue-numbering="true" text:style-name="L1">
        <text:list-item>
          <text:p text:style-name="P2">Breeding – Fucking Machine – Degradation</text:p>
        </text:list-item>
      </text:list>
      <text:p text:style-name="P3"/>
      <text:p text:style-name="P32">Dans un monde de fantasy, une jeune recrue d’une arme humaine voit son bataillon massacré par une femme-tigre, une combattante hors-pair n’ayant eu aucun problème à vaincre armée après armée. Voyant tout de même le potentiel chez cet humain qui a réussi à la blesser, elle décide de s’accoupler avec lui, prenant plaisir à le tourmenter au sujet de la faiblesse de son espèce.</text:p>
      <text:p text:style-name="P3"/>
      <text:list text:continue-numbering="true" text:style-name="L1">
        <text:list-item>
          <text:p text:style-name="P33">Hot Tub Sex – Foot Fetish – Writer’s Choice</text:p>
        </text:list-item>
      </text:list>
      <text:p text:style-name="P34">Dans un monde futuriste, une petite équipe d’explorateurs s’arrêtent à une station balnéaire avant de repartir pour leur aventure. L’un d’entre eux s’aventure vers les bains publics pour se reposer, et entre par accident dans les loges privées, où seules les personnes les plus riches et influentes ont le droit d’entrée. S’installant dans une grande piscine, il rencontre accidentellement une nageuse alien, qui se révèle être une baronne importante de ce secteur de la galaxie. Celle semble cependant apprécier l’intrusion, invitant celui-ci à lui raconter ses épopées tandis qu’elle utilise ses serres pour lui masser le pénis sous l’eau, tentant de le provoquer à l’action.</text:p>
      <text:p text:style-name="P35"/>
      <text:h text:style-name="P36" text:outline-level="2" text:is-list-header="true">Bonus prompts:</text:h>
      <text:list text:style-name="L2">
        <text:list-item>
          <text:p text:style-name="P37">Aftercare</text:p>
        </text:list-item>
        <text:list-item>
          <text:p text:style-name="P37">Fisting</text:p>
        </text:list-item>
        <text:list-item>
          <text:p text:style-name="P37">Wall Sex</text:p>
        </text:list-item>
        <text:list-item>
          <text:p text:style-name="P37">Sugar Baby</text:p>
        </text:list-item>
        <text:list-item>
          <text:p text:style-name="P37">Uniform Kink</text:p>
        </text:list-item>
        <text:list-item>
          <text:p text:style-name="P37">Free Use</text:p>
        </text:list-item>
        <text:list-item>
          <text:p text:style-name="P38">Temporary/Permanent Marks</text:p>
        </text:list-item>
      </text:list>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5H50M42S</meta:editing-duration>
    <meta:editing-cycles>47</meta:editing-cycles>
    <meta:generator>LibreOffice/25.2.4.3$Windows_X86_64 LibreOffice_project/33e196637044ead23f5c3226cde09b47731f7e27</meta:generator>
    <meta:creation-date>2025-09-27T06:42:28.147760000</meta:creation-date>
    <dc:title>Format de texte</dc:title>
    <dc:date>2025-10-03T20:09:53.058791800</dc:date>
    <meta:document-statistic meta:table-count="0" meta:image-count="0" meta:object-count="0" meta:page-count="7" meta:paragraph-count="72" meta:word-count="1887" meta:character-count="11368" meta:non-whitespace-character-count="9529"/>
    <meta:template xlink:type="simple" xlink:actuate="onRequest" xlink:title="Format de texte" xlink:href="file:///C:/Users/Clément/AppData/Roaming/LibreOffice/4/user/template/Format%20de%20texte1.ott" meta:date="2025-09-27T06:42:27.192208600"/>
  </office:meta>
</office:document-meta>
</file>